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3.0339in"/>
    </style:style>
    <style:style style:name="co7" style:family="table-column">
      <style:table-column-properties fo:break-before="auto" style:column-width="3.6772in"/>
    </style:style>
    <style:style style:name="co8" style:family="table-column">
      <style:table-column-properties fo:break-before="auto" style:column-width="3.5055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2.3264in"/>
    </style:style>
    <style:style style:name="co11" style:family="table-column">
      <style:table-column-properties fo:break-before="auto" style:column-width="2.4335in"/>
    </style:style>
    <style:style style:name="co12" style:family="table-column">
      <style:table-column-properties fo:break-before="auto" style:column-width="3.5701in"/>
    </style:style>
    <style:style style:name="co13" style:family="table-column">
      <style:table-column-properties fo:break-before="auto" style:column-width="3.348in"/>
    </style:style>
    <style:style style:name="co14" style:family="table-column">
      <style:table-column-properties fo:break-before="auto" style:column-width="3.302in"/>
    </style:style>
    <style:style style:name="co15" style:family="table-column">
      <style:table-column-properties fo:break-before="auto" style:column-width="3.4736in"/>
    </style:style>
    <style:style style:name="co16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bo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00n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0n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Axial_L10.0mm_D4.5mm_P15.00mm_Horizontal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5.0mm_P2.00mm</text:p>
          </table:table-cell>
          <table:table-cell office:value-type="string" calcext:value-type="string">
            <text:p>10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0p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4.7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Elec_6.3x7.7</text:p>
          </table:table-cell>
          <table:table-cell office:value-type="string" calcext:value-type="string">
            <text:p>Hand motor cap 47u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16.0mm_P7.50mm</text:p>
          </table:table-cell>
          <table:table-cell office:value-type="string" calcext:value-type="string">
            <text:p>Motor cap 330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TerminalBlock_4Ucon_1x04_P3.50mm_Vertical</text:p>
          </table:table-cell>
          <table:table-cell office:value-type="string" calcext:value-type="string">
            <text:p>CAN and Power connec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PinHeader_2x05_P2.54mm_Vertical</text:p>
          </table:table-cell>
          <table:table-cell office:value-type="string" calcext:value-type="string">
            <text:p>Encoder connector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_Micro-B_Molex-105017-0001</text:p>
          </table:table-cell>
          <table:table-cell office:value-type="string" calcext:value-type="string">
            <text:p>Micro USB po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70543-0001_MOL</text:p>
          </table:table-cell>
          <table:table-cell office:value-type="string" calcext:value-type="string">
            <text:p>Molex Motor connect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-1761603-6_TYC</text:p>
          </table:table-cell>
          <table:table-cell office:value-type="string" calcext:value-type="string">
            <text:p>TE Connectivity 16 p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761681-7_TYC</text:p>
          </table:table-cell>
          <table:table-cell office:value-type="string" calcext:value-type="string">
            <text:p>TE Connectivity 20 p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XTAL_ABL-16_ABR</text:p>
          </table:table-cell>
          <table:table-cell office:value-type="string" calcext:value-type="string">
            <text:p>16MHz crys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T-1_P5.08mm_Horizontal</text:p>
          </table:table-cell>
          <table:table-cell office:value-type="string" calcext:value-type="string">
            <text:p>3.3V Zen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T-1_P5.08mm_Horizontal</text:p>
          </table:table-cell>
          <table:table-cell office:value-type="string" calcext:value-type="string">
            <text:p>IN400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DSC706-0504C_BRN</text:p>
          </table:table-cell>
          <table:table-cell office:value-type="string" calcext:value-type="string">
            <text:p>CDSC706-0504C TV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IC8_DDA_TEX</text:p>
          </table:table-cell>
          <table:table-cell office:value-type="string" calcext:value-type="string">
            <text:p>DRV8251A Motor driv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O-220-3_Horizontal_TabDown</text:p>
          </table:table-cell>
          <table:table-cell office:value-type="string" calcext:value-type="string">
            <text:p>LM317_TO-220 Voltage re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GA-14L_2P5X3X0P83_STM</text:p>
          </table:table-cell>
          <table:table-cell office:value-type="string" calcext:value-type="string">
            <text:p>LSM6DSM IM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OPB971N51</text:p>
          </table:table-cell>
          <table:table-cell office:value-type="string" calcext:value-type="string">
            <text:p>Optical swit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QFP-64_10x10mm_P0.5mm</text:p>
          </table:table-cell>
          <table:table-cell office:value-type="string" calcext:value-type="string">
            <text:p>STM32F303RET6 MC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96-1_SO8_NXP</text:p>
          </table:table-cell>
          <table:table-cell office:value-type="string" calcext:value-type="string">
            <text:p>TJA1057GT/3J CANTr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-666_STM</text:p>
          </table:table-cell>
          <table:table-cell office:value-type="string" calcext:value-type="string">
            <text:p>USBLC6-2P6 TVS 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ZMR330FTA Voltage re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Indicator LED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meter</text:p>
          </table:table-cell>
          <table:table-cell office:value-type="string" calcext:value-type="string">
            <text:p>Potentiometer_Bourns_3006P_Horizontal</text:p>
          </table:table-cell>
          <table:table-cell office:value-type="string" calcext:value-type="string">
            <text:p>89R1K something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JV-3S-KT</text:p>
          </table:table-cell>
          <table:table-cell office:value-type="string" calcext:value-type="string">
            <text:p>Motor enable rel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0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120Oh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k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1k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20Oh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40Oh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33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340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40k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510Ohm RIPROP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2N551 NPN BJT transisto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table table:name="Bogi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_SWITCH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R1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</table:table>
      <table:table table:name="Hand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9,C1,C13,C14,C17,C3,C18,C7,C10,C8,C9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,D5,D3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Socket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6,C_MTR3,C_MTR2,C_MTR5,C_MTR1,C_MTR4</text:p>
          </table:table-cell>
          <table:table-cell office:value-type="string" calcext:value-type="string">
            <text:p>CP_Elec_6.3x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m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1,C22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3,R_EN1,R11,R12,R7,R5,R4,R14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7,R3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L_FLS_URT1</text:p>
          </table:table-cell>
          <table:table-cell office:value-type="string" calcext:value-type="string">
            <text:p>PinHeader_2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1,H2</text:p>
          </table:table-cell>
          <table:table-cell office:value-type="string" calcext:value-type="string">
            <text:p>MountingHole_2.2mm_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WR_CAN_IMU1,MTR1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_A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6,C15</text:p>
          </table:table-cell>
          <table:table-cell office:value-type="string" calcext:value-type="string">
            <text:p>CP_Axial_L10.0mm_D4.5mm_P15.0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U_OP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</table:table>
      <table:table table:name="Hand_B" table:style-name="ta1"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2.7mm_M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_B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OPB971N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</table:table>
      <table:table table:name="IMU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T_DBG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_EN1,INT_EN1,INT_SEL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er_3_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R330FT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_PWR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</table:table-row>
      </table:table>
      <table:table table:name="Rail" table:style-name="ta1"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PinHeader_2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7_Odd_Ev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CDSC706-0504C_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C706-0504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</table:table>
      <table:table table:name="Shoulder" table:style-name="ta1"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2,MTR1</text:p>
          </table:table-cell>
          <table:table-cell office:value-type="string" calcext:value-type="string">
            <text:p>70543-0001_MOL</text:p>
          </table:table-cell>
          <table:table-cell office:value-type="float" office:value="2" calcext:value-type="float">
            <text:p>2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D3,D1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1,R13,R14,R20,R15,R16,R19,R17,R12,R18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4,H1,H3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TO-220-3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5,C8,C9,C15,C3,C4,C2,C1,C14,C20,C19,C21,C22</text:p>
          </table:table-cell>
          <table:table-cell office:value-type="string" calcext:value-type="string">
            <text:p>C_0603_1608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,C13,C10,C11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_IPROPI1,R2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R_DRV1,MTR_DRV2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WR_CAN_IN1,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7,C6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_MTR2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mu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,R10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table table:name="Torso" table:style-name="ta1"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5,H3,H4</text:p>
          </table:table-cell>
          <table:table-cell office:value-type="string" calcext:value-type="string">
            <text:p>MountingHole_5.3mm_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13,C4,C10,C1,C3,C9,C19,C20,C18,C17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0,R19,R12,R16,R14,R15,R18,R10,R13,R17,R11</text:p>
          </table:table-cell>
          <table:table-cell office:value-type="string" calcext:value-type="string">
            <text:p>R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2,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4,D2,D1,D3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,C7,C8,C6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,U2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_V_DBG1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R_ASY_DBG1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R2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boards.A1:All_boards.G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42:58.857080873</meta:creation-date>
    <dc:date>2024-01-26T20:17:37.956502984</dc:date>
    <meta:editing-duration>PT1H2M3S</meta:editing-duration>
    <meta:editing-cycles>26</meta:editing-cycles>
    <meta:generator>LibreOffice/7.3.7.2$Linux_X86_64 LibreOffice_project/30$Build-2</meta:generator>
    <meta:document-statistic meta:table-count="8" meta:cell-count="1123" meta:object-count="0"/>
  </office:meta>
</office:document-meta>
</file>